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span text:style-name="T2">SISTEMES DE GESTIÓ EMPRESARIAL</text:span></text:p>
      <text:p text:style-name="P4"><text:span text:style-name="T1"/></text:p>
      <text:p text:style-name="P4"><text:span text:style-name="T1"><text:tab/><text:tab/><text:tab/> <text:s text:c="2"/>Empresa de Joguines VallDan</text:span></text:p>
      <text:p text:style-name="P4"><text:span text:style-name="T1"/></text:p>
      <text:p text:style-name="P5">L'empresa VallDan es dedica a la creació i preparació de Joguines de fusta i vintage, implantada a la seu de Barcelona amb 5 distribucions de botigues.</text:p>
      <text:p text:style-name="P5"><text:span text:style-name="T3"/></text:p>
      <text:p text:style-name="P1"><text:span text:style-name="T3">Situació i procediment de l'empresa</text:span></text:p>
      <text:p text:style-name="P5"><text:span text:style-name="T3"/></text:p>
      <text:p text:style-name="P6">Les comandes de la nostra empresa, funcionen amb <text:span text:style-name="T4">el sistema de Fax,</text:span> el client que fa una comanda, s'ha de descarregar un formulari per la web oficial de la nostra empresa i enviar un Fax amb totes les dades de la comanda a l'empresa. Una vegada enviat el Fax, arriba a la recepció de l'empresa. Següent, recepció envía aquest Fax al departament financer i si totes les dades són correctes, s'envia el Fax directament a la fàbrica per començar a desenvolupar la comanda sol·licitada. Una vegada fet tot aquest procés, es posa en contacte amb el departament comercial on hi serà enviat la comanda i se li comunicarà al client la data d'entrega.</text:p>
      <text:p text:style-name="P6"/>
      <text:p text:style-name="P3">Solucións per a l'empresa</text:p>
      <text:p text:style-name="P3"/>
      <text:p text:style-name="P6">La solució més eficaç és la implementació del software ERP. (Seguiré demà)...</text:p>
      <text:p text:style-name="P6">…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ergi Muñoz Carmona </text:p>
      <text:p text:style-name="P6">2n D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 Muñoz Carmona</meta:initial-creator>
    <meta:creation-date>2020-10-13T21:26:06.61</meta:creation-date>
    <dc:date>2020-10-13T22:14:02.08</dc:date>
    <dc:creator>Sergi Muñoz Carmona</dc:creator>
    <meta:editing-duration>PT47M53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1" meta:paragraph-count="10" meta:word-count="175" meta:character-count="1023"/>
  </office:meta>
</office:document-meta>
</file>